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2132in" fo:margin-left="2.4799in" fo:margin-right="0in" table:align="margins"/>
    </style:style>
    <style:style style:name="Table1.A" style:family="table-column">
      <style:table-column-properties style:column-width="2.3104in" style:rel-column-width="35937*"/>
    </style:style>
    <style:style style:name="Table1.B" style:family="table-column">
      <style:table-column-properties style:column-width="1.9028in" style:rel-column-width="2959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28c8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28c8b" officeooo:paragraph-rsid="00028c8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075764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75764" officeooo:paragraph-rsid="00167a2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075764" officeooo:paragraph-rsid="00045bb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028c8b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28c8b" officeooo:paragraph-rsid="00028c8b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fo:font-size="18pt" fo:font-weight="bold" officeooo:rsid="00045bb6" officeooo:paragraph-rsid="00045bb6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75764" officeooo:paragraph-rsid="00075764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67a21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67a21" officeooo:paragraph-rsid="00167a21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5de4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75764" officeooo:paragraph-rsid="00167a21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5de46" officeooo:paragraph-rsid="00167a2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15de46" officeooo:paragraph-rsid="00167a21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font-size="18pt" officeooo:rsid="00028c8b" officeooo:paragraph-rsid="00028c8b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font-size="18pt" officeooo:rsid="00028c8b" officeooo:paragraph-rsid="00028c8b" style:font-size-asian="18pt" style:font-size-complex="18pt"/>
    </style:style>
    <style:style style:name="P18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20" style:family="paragraph" style:parent-style-name="Table_20_Contents">
      <style:paragraph-properties fo:text-align="start" style:justify-single-word="false"/>
      <style:text-properties fo:font-size="18pt" officeooo:rsid="000eac08" officeooo:paragraph-rsid="000eac08" style:font-size-asian="18pt" style:font-size-complex="18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vertical-align="middle"/>
      <style:text-properties fo:color="#000000" style:font-name="Liberation Serif" fo:font-size="14pt" fo:font-style="normal" fo:font-weight="normal" officeooo:rsid="001079e4" officeooo:paragraph-rsid="001079e4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2" style:family="paragraph" style:parent-style-name="Normal_20__28_Web_29_">
      <style:paragraph-properties fo:margin-top="0in" fo:margin-bottom="0in" loext:contextual-spacing="false" fo:line-height="115%" fo:text-align="justify" style:justify-single-word="false"/>
      <style:text-properties officeooo:paragraph-rsid="00167a21"/>
    </style:style>
    <style:style style:name="P23" style:family="paragraph" style:parent-style-name="Standard">
      <style:paragraph-properties fo:text-align="center" style:justify-single-word="false"/>
      <style:text-properties fo:font-size="18pt" fo:font-weight="bold" officeooo:rsid="0015de46" officeooo:paragraph-rsid="00167a21" style:font-size-asian="15.75pt" style:font-weight-asian="bold" style:font-size-complex="1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8pt" officeooo:rsid="00181f12" officeooo:paragraph-rsid="00181f12" style:font-size-asian="18pt" style:font-size-complex="18pt"/>
    </style:style>
    <style:style style:name="T1" style:family="text">
      <style:text-properties officeooo:rsid="000eac08"/>
    </style:style>
    <style:style style:name="T2" style:family="text">
      <style:text-properties officeooo:rsid="001079e4"/>
    </style:style>
    <style:style style:name="T3" style:family="text">
      <style:text-properties fo:color="#000000" style:font-name="Calibri" fo:font-size="11pt" style:font-size-asian="11pt" style:font-size-complex="11pt"/>
    </style:style>
    <style:style style:name="T4" style:family="text">
      <style:text-properties fo:color="#000000" style:font-name="Liberation Serif" fo:font-size="14pt" fo:font-style="normal" style:font-size-asian="14pt" style:font-style-asian="normal" style:font-size-complex="14pt" style:font-style-complex="normal"/>
    </style:style>
    <style:style style:name="T5" style:family="text">
      <style:text-properties fo:color="#000000" style:font-name="Liberation Serif" fo:font-size="14pt" fo:font-style="normal" officeooo:rsid="00167a21" style:font-size-asian="14pt" style:font-style-asian="normal" style:font-size-complex="14pt" style:font-style-complex="normal"/>
    </style:style>
    <style:style style:name="T6" style:family="text">
      <style:text-properties officeooo:rsid="00167a21"/>
    </style:style>
    <style:style style:name="T7" style:family="text">
      <style:text-properties officeooo:rsid="00181f1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1"/>
      <text:p text:style-name="P1"/>
      <text:p text:style-name="P1"/>
      <text:p text:style-name="P6">Лабораторная работа</text:p>
      <text:p text:style-name="P6">по курсу «<text:span text:style-name="T1">Операционные системы</text:span>»</text:p>
      <text:p text:style-name="P6">III Семестр</text:p>
      <text:p text:style-name="P6"/>
      <text:p text:style-name="P7">Задание <text:span text:style-name="T6">1</text:span></text:p>
      <text:p text:style-name="P7">Вариант <text:span text:style-name="T7">10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Студент:</text:p>
          </table:table-cell>
          <table:table-cell table:style-name="Table1.B1" office:value-type="string">
            <text:p text:style-name="P24">Алексеева М.А</text:p>
          </table:table-cell>
        </table:table-row>
        <table:table-row>
          <table:table-cell table:style-name="Table1.A5" office:value-type="string">
            <text:p text:style-name="P16">Группа:</text:p>
          </table:table-cell>
          <table:table-cell table:style-name="Table1.B5" office:value-type="string">
            <text:p text:style-name="P17">М80-<text:span text:style-name="T7">3</text:span>08Б-18</text:p>
          </table:table-cell>
        </table:table-row>
        <table:table-row>
          <table:table-cell table:style-name="Table1.A5" office:value-type="string">
            <text:p text:style-name="P16">Преподаватель:</text:p>
          </table:table-cell>
          <table:table-cell table:style-name="Table1.B5" office:value-type="string">
            <text:p text:style-name="P20">Миронов Е.С</text:p>
          </table:table-cell>
        </table:table-row>
        <table:table-row>
          <table:table-cell table:style-name="Table1.A5" office:value-type="string">
            <text:p text:style-name="P18"/>
          </table:table-cell>
          <table:table-cell table:style-name="Table1.B5" office:value-type="string">
            <text:p text:style-name="P19"/>
          </table:table-cell>
        </table:table-row>
        <table:table-row>
          <table:table-cell table:style-name="Table1.A5" office:value-type="string">
            <text:p text:style-name="P16">Оценка:</text:p>
          </table:table-cell>
          <table:table-cell table:style-name="Table1.B5" office:value-type="string">
            <text:p text:style-name="P19"/>
          </table:table-cell>
        </table:table-row>
        <table:table-row>
          <table:table-cell table:style-name="Table1.A6" office:value-type="string">
            <text:p text:style-name="P16">Дата:</text:p>
          </table:table-cell>
          <table:table-cell table:style-name="Table1.B6" office:value-type="string">
            <text:p text:style-name="P19"/>
          </table:table-cell>
        </table:table-row>
      </table:table>
      <text:p text:style-name="P7"/>
      <text:p text:style-name="P7"/>
      <text:p text:style-name="P7"/>
      <text:p text:style-name="P2">Москва 2<text:span text:style-name="T7">020</text:span></text:p>
      <text:p text:style-name="P2"/>
      <text:p text:style-name="P8"><text:soft-page-break/>1. <text:span text:style-name="T2">Описание задания</text:span></text:p>
      <text:p text:style-name="P22"><text:span text:style-name="T3"><text:tab/></text:span><text:span text:style-name="T4">При выполнении последующих лабораторных работ необходимо продемонстрировать ключевые системные вызовы, которые в них используются и то, что их использование соответствует варианту ЛР. </text:span></text:p>
      <text:p text:style-name="P22"><text:span text:style-name="T4"><text:tab/></text:span><text:span text:style-name="T5">Я выделю жирным шрифтом соответствующие строки в каждом трейсе.</text:span></text:p>
      <text:p text:style-name="P21"/>
      <text:p text:style-name="P5"/>
      <text:p text:style-name="P10"><text:span text:style-name="T6">2</text:span>. Strace</text:p>
      <text:p text:style-name="P10"/>
      <text:p text:style-name="P11">2.1. lab 2</text:p>
      <text:p text:style-name="P14">masha@masha-VirtualBox:~/Documents/Github_repositories/OS_lab2/build$ strace ./OS_lab2</text:p>
      <text:p text:style-name="P14">execve("./OS_lab2", ["./OS_lab2"], 0x7ffd2aa0ba80 /* 68 vars */) = 0</text:p>
      <text:p text:style-name="P14">brk(NULL) <text:s text:c="30"/>= 0x562d09dc5000</text:p>
      <text:p text:style-name="P14">access("/etc/ld.so.nohwcap", F_OK) <text:s text:c="5"/>= -1 ENOENT (No such file or directory)</text:p>
      <text:p text:style-name="P14">access("/etc/ld.so.preload", R_OK) <text:s text:c="5"/>= -1 ENOENT (No such file or directory)</text:p>
      <text:p text:style-name="P14">openat(AT_FDCWD, "/etc/ld.so.cache", O_RDONLY|O_CLOEXEC) = 3</text:p>
      <text:p text:style-name="P14">fstat(3, {st_mode=S_IFREG|0644, st_size=124454, ...}) = 0</text:p>
      <text:p text:style-name="P14">mmap(NULL, 124454, PROT_READ, MAP_PRIVATE, 3, 0) = 0x7f58d25ea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c.so.6", O_RDONLY|O_CLOEXEC) = 3</text:p>
      <text:p text:style-name="P14">read(3, "\177ELF\2\1\1\3\0\0\0\0\0\0\0\0\3\0&gt;\0\1\0\0\0\260\34\2\0\0\0\0\0"..., 832) = 832</text:p>
      <text:p text:style-name="P14">fstat(3, {st_mode=S_IFREG|0755, st_size=2030544, ...}) = 0</text:p>
      <text:p text:style-name="P14">mmap(NULL, 8192, PROT_READ|PROT_WRITE, MAP_PRIVATE|MAP_ANONYMOUS, -1, 0) = 0x7f58d25e8000</text:p>
      <text:p text:style-name="P14">mmap(NULL, 4131552, PROT_READ|PROT_EXEC, MAP_PRIVATE|MAP_DENYWRITE, 3, 0) = 0x7f58d1ff1000</text:p>
      <text:p text:style-name="P14">mprotect(0x7f58d21d8000, 2097152, PROT_NONE) = 0</text:p>
      <text:p text:style-name="P14">mmap(0x7f58d23d8000, 24576, PROT_READ|PROT_WRITE, MAP_PRIVATE|MAP_FIXED|MAP_DENYWRITE, 3, 0x1e7000) = 0x7f58d23d8000</text:p>
      <text:p text:style-name="P14">mmap(0x7f58d23de000, 15072, PROT_READ|PROT_WRITE, MAP_PRIVATE|MAP_FIXED|MAP_ANONYMOUS, -1, 0) = 0x7f58d23de000</text:p>
      <text:p text:style-name="P14">close(3) <text:s text:c="31"/>= 0</text:p>
      <text:p text:style-name="P14">arch_prctl(ARCH_SET_FS, 0x7f58d25e94c0) = 0</text:p>
      <text:p text:style-name="P14">mprotect(0x7f58d23d8000, 16384, PROT_READ) = 0</text:p>
      <text:p text:style-name="P14">mprotect(0x562d082a1000, 4096, PROT_READ) = 0</text:p>
      <text:p text:style-name="P14">mprotect(0x7f58d2609000, 4096, PROT_READ) = 0</text:p>
      <text:p text:style-name="P14">munmap(0x7f58d25ea000, 124454) <text:s text:c="9"/>= 0</text:p>
      <text:p text:style-name="P14">pipe([3, 4]) <text:s text:c="27"/>= 0</text:p>
      <text:p text:style-name="P14">fstat(0, {st_mode=S_IFCHR|0620, st_rdev=makedev(136, 0), ...}) = 0</text:p>
      <text:p text:style-name="P14">brk(NULL) <text:s text:c="30"/>= 0x562d09dc5000</text:p>
      <text:p text:style-name="P14">brk(0x562d09de6000) <text:s text:c="20"/>= 0x562d09de6000</text:p>
      <text:p text:style-name="P14">read(0, ls</text:p>
      <text:p text:style-name="P14">"ls\n", 1024) <text:s text:c="18"/>= 3</text:p>
      <text:p text:style-name="P15">clone(child_stack=NULL, flags=CLONE_CHILD_CLEARTID|CLONE_CHILD_SETTID|SIGCHLD, child_tidptr=0x7f58d25e9790) = 2717</text:p>
      <text:p text:style-name="P14">close(4) <text:s text:c="31"/>= 0</text:p>
      <text:p text:style-name="P14">read(3, "C", 1) <text:s text:c="24"/>= 1</text:p>
      <text:p text:style-name="P14"><text:soft-page-break/>fstat(1, {st_mode=S_IFCHR|0620, st_rdev=makedev(136, 0), ...}) = 0</text:p>
      <text:p text:style-name="P14">read(3, "M", 1) <text:s text:c="24"/>= 1</text:p>
      <text:p text:style-name="P14">read(3, "a", 1) <text:s text:c="24"/>= 1</text:p>
      <text:p text:style-name="P14">read(3, "k", 1) <text:s text:c="24"/>= 1</text:p>
      <text:p text:style-name="P14">--- SIGCHLD {si_signo=SIGCHLD, si_code=CLD_EXITED, si_pid=2717, si_uid=1000, si_status=0, si_utime=0, si_stime=0} ---</text:p>
      <text:p text:style-name="P14">read(3, "e", 1) <text:s text:c="24"/>= 1</text:p>
      <text:p text:style-name="P14">read(3, "C", 1) <text:s text:c="24"/>= 1</text:p>
      <text:p text:style-name="P14">read(3, "a", 1) <text:s text:c="24"/>= 1</text:p>
      <text:p text:style-name="P14">read(3, "c", 1) <text:s text:c="24"/>= 1</text:p>
      <text:p text:style-name="P14">read(3, "h", 1) <text:s text:c="24"/>= 1</text:p>
      <text:p text:style-name="P14">read(3, "e", 1) <text:s text:c="24"/>= 1</text:p>
      <text:p text:style-name="P14">read(3, ".", 1) <text:s text:c="24"/>= 1</text:p>
      <text:p text:style-name="P14">read(3, "t", 1) <text:s text:c="24"/>= 1</text:p>
      <text:p text:style-name="P14">read(3, "x", 1) <text:s text:c="24"/>= 1</text:p>
      <text:p text:style-name="P14">read(3, "t", 1) <text:s text:c="24"/>= 1</text:p>
      <text:p text:style-name="P14">read(3, "\n", 1) <text:s text:c="23"/>= 1</text:p>
      <text:p text:style-name="P14">write(1, "CMAKECACHE.TXT\n", 15CMAKECACHE.TXT</text:p>
      <text:p text:style-name="P14">) <text:s text:c="7"/>= 15</text:p>
      <text:p text:style-name="P14">read(3, "C", 1) <text:s text:c="24"/>= 1</text:p>
      <text:p text:style-name="P14">read(3, "M", 1) <text:s text:c="24"/>= 1</text:p>
      <text:p text:style-name="P14">read(3, "a", 1) <text:s text:c="24"/>= 1</text:p>
      <text:p text:style-name="P14">read(3, "k", 1) <text:s text:c="24"/>= 1</text:p>
      <text:p text:style-name="P14">read(3, "e", 1) <text:s text:c="24"/>= 1</text:p>
      <text:p text:style-name="P14">read(3, "F", 1) <text:s text:c="24"/>= 1</text:p>
      <text:p text:style-name="P14">read(3, "i", 1) <text:s text:c="24"/>= 1</text:p>
      <text:p text:style-name="P14">read(3, "l", 1) <text:s text:c="24"/>= 1</text:p>
      <text:p text:style-name="P14">read(3, "e", 1) <text:s text:c="24"/>= 1</text:p>
      <text:p text:style-name="P14">read(3, "s", 1) <text:s text:c="24"/>= 1</text:p>
      <text:p text:style-name="P14">read(3, "\n", 1) <text:s text:c="23"/>= 1</text:p>
      <text:p text:style-name="P14">write(1, "CMAKEFILES\n", 11CMAKEFILES</text:p>
      <text:p text:style-name="P14">) <text:s text:c="11"/>= 11</text:p>
      <text:p text:style-name="P14">read(3, "c", 1) <text:s text:c="24"/>= 1</text:p>
      <text:p text:style-name="P14">read(3, "m", 1) <text:s text:c="24"/>= 1</text:p>
      <text:p text:style-name="P14">read(3, "a", 1) <text:s text:c="24"/>= 1</text:p>
      <text:p text:style-name="P14">read(3, "k", 1) <text:s text:c="24"/>= 1</text:p>
      <text:p text:style-name="P14">read(3, "e", 1) <text:s text:c="24"/>= 1</text:p>
      <text:p text:style-name="P14">read(3, "_", 1) <text:s text:c="24"/>= 1</text:p>
      <text:p text:style-name="P14">read(3, "i", 1) <text:s text:c="24"/>= 1</text:p>
      <text:p text:style-name="P14">read(3, "n", 1) <text:s text:c="24"/>= 1</text:p>
      <text:p text:style-name="P14">read(3, "s", 1) <text:s text:c="24"/>= 1</text:p>
      <text:p text:style-name="P14">read(3, "t", 1) <text:s text:c="24"/>= 1</text:p>
      <text:p text:style-name="P14">read(3, "a", 1) <text:s text:c="24"/>= 1</text:p>
      <text:p text:style-name="P14">read(3, "l", 1) <text:s text:c="24"/>= 1</text:p>
      <text:p text:style-name="P14">read(3, "l", 1) <text:s text:c="24"/>= 1</text:p>
      <text:p text:style-name="P14">read(3, ".", 1) <text:s text:c="24"/>= 1</text:p>
      <text:p text:style-name="P14">read(3, "c", 1) <text:s text:c="24"/>= 1</text:p>
      <text:p text:style-name="P14">read(3, "m", 1) <text:s text:c="24"/>= 1</text:p>
      <text:p text:style-name="P14">read(3, "a", 1) <text:s text:c="24"/>= 1</text:p>
      <text:p text:style-name="P14">read(3, "k", 1) <text:s text:c="24"/>= 1</text:p>
      <text:p text:style-name="P14">read(3, "e", 1) <text:s text:c="24"/>= 1</text:p>
      <text:p text:style-name="P14">read(3, "\n", 1) <text:s text:c="23"/>= 1</text:p>
      <text:p text:style-name="P14"><text:soft-page-break/>write(1, "CMAKE_INSTALL.CMAKE\n", 20CMAKE_INSTALL.CMAKE</text:p>
      <text:p text:style-name="P14">) <text:s text:c="2"/>= 20</text:p>
      <text:p text:style-name="P14">read(3, "M", 1) <text:s text:c="24"/>= 1</text:p>
      <text:p text:style-name="P14">read(3, "a", 1) <text:s text:c="24"/>= 1</text:p>
      <text:p text:style-name="P14">read(3, "k", 1) <text:s text:c="24"/>= 1</text:p>
      <text:p text:style-name="P14">read(3, "e", 1) <text:s text:c="24"/>= 1</text:p>
      <text:p text:style-name="P14">read(3, "f", 1) <text:s text:c="24"/>= 1</text:p>
      <text:p text:style-name="P14">read(3, "i", 1) <text:s text:c="24"/>= 1</text:p>
      <text:p text:style-name="P14">read(3, "l", 1) <text:s text:c="24"/>= 1</text:p>
      <text:p text:style-name="P14">read(3, "e", 1) <text:s text:c="24"/>= 1</text:p>
      <text:p text:style-name="P14">read(3, "\n", 1) <text:s text:c="23"/>= 1</text:p>
      <text:p text:style-name="P14">write(1, "MAKEFILE\n", 9MAKEFILE</text:p>
      <text:p text:style-name="P14">) <text:s text:c="14"/>= 9</text:p>
      <text:p text:style-name="P14">read(3, "O", 1) <text:s text:c="24"/>= 1</text:p>
      <text:p text:style-name="P14">read(3, "S", 1) <text:s text:c="24"/>= 1</text:p>
      <text:p text:style-name="P14">read(3, "_", 1) <text:s text:c="24"/>= 1</text:p>
      <text:p text:style-name="P14">read(3, "l", 1) <text:s text:c="24"/>= 1</text:p>
      <text:p text:style-name="P14">read(3, "a", 1) <text:s text:c="24"/>= 1</text:p>
      <text:p text:style-name="P14">read(3, "b", 1) <text:s text:c="24"/>= 1</text:p>
      <text:p text:style-name="P14">read(3, "2", 1) <text:s text:c="24"/>= 1</text:p>
      <text:p text:style-name="P14">read(3, "\n", 1) <text:s text:c="23"/>= 1</text:p>
      <text:p text:style-name="P14">write(1, "OS_LAB2\n", 8OS_LAB2</text:p>
      <text:p text:style-name="P14">) <text:s text:c="15"/>= 8</text:p>
      <text:p text:style-name="P14">read(3, "\377", 1) <text:s text:c="21"/>= 1</text:p>
      <text:p text:style-name="P14">close(3) <text:s text:c="31"/>= 0</text:p>
      <text:p text:style-name="P14">exit_group(0) <text:s text:c="26"/>= ?</text:p>
      <text:p text:style-name="P14">+++ exited with 0 +++</text:p>
      <text:p text:style-name="P14">masha@masha-VirtualBox:~/Documents/Github_repositories/OS_lab2/build$ </text:p>
      <text:p text:style-name="P13"><text:tab/></text:p>
      <text:p text:style-name="P11"/>
      <text:p text:style-name="P11">2.2. lab 3</text:p>
      <text:p text:style-name="P14">masha@masha-VirtualBox:~/Documents/Github_repositories/OS_labs/lab3/src/build$ strace -f ./OS_lab3</text:p>
      <text:p text:style-name="P14">execve("./OS_lab3", ["./OS_lab3"], 0x7ffd45fcc618 /* 64 vars */) = 0</text:p>
      <text:p text:style-name="P14">brk(NULL) <text:s text:c="30"/>= 0x5555c996f000</text:p>
      <text:p text:style-name="P14">access("/etc/ld.so.nohwcap", F_OK) <text:s text:c="5"/>= -1 ENOENT (No such file or directory)</text:p>
      <text:p text:style-name="P14">access("/etc/ld.so.preload", R_OK) <text:s text:c="5"/>= -1 ENOENT (No such file or directory)</text:p>
      <text:p text:style-name="P14">openat(AT_FDCWD, "/etc/ld.so.cache", O_RDONLY|O_CLOEXEC) = 3</text:p>
      <text:p text:style-name="P14">fstat(3, {st_mode=S_IFREG|0644, st_size=126345, ...}) = 0</text:p>
      <text:p text:style-name="P14">mmap(NULL, 126345, PROT_READ, MAP_PRIVATE, 3, 0) = 0x7fa86f094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pthread.so.0", O_RDONLY|O_CLOEXEC) = 3</text:p>
      <text:p text:style-name="P14">read(3, "\177ELF\2\1\1\0\0\0\0\0\0\0\0\0\3\0&gt;\0\1\0\0\0000b\0\0\0\0\0\0"..., 832) = 832</text:p>
      <text:p text:style-name="P14">fstat(3, {st_mode=S_IFREG|0755, st_size=144976, ...}) = 0</text:p>
      <text:p text:style-name="P14">mmap(NULL, 8192, PROT_READ|PROT_WRITE, MAP_PRIVATE|MAP_ANONYMOUS, -1, 0) = 0x7fa86f092000</text:p>
      <text:p text:style-name="P14">mmap(NULL, 2221184, PROT_READ|PROT_EXEC, MAP_PRIVATE|MAP_DENYWRITE, 3, 0) = 0x7fa86ec6d000</text:p>
      <text:p text:style-name="P14">mprotect(0x7fa86ec87000, 2093056, PROT_NONE) = 0</text:p>
      <text:p text:style-name="P14"><text:soft-page-break/>mmap(0x7fa86ee86000, 8192, PROT_READ|PROT_WRITE, MAP_PRIVATE|MAP_FIXED|MAP_DENYWRITE, 3, 0x19000) = 0x7fa86ee86000</text:p>
      <text:p text:style-name="P14">mmap(0x7fa86ee88000, 13440, PROT_READ|PROT_WRITE, MAP_PRIVATE|MAP_FIXED|MAP_ANONYMOUS, -1, 0) = 0x7fa86ee88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c.so.6", O_RDONLY|O_CLOEXEC) = 3</text:p>
      <text:p text:style-name="P14">read(3, "\177ELF\2\1\1\3\0\0\0\0\0\0\0\0\3\0&gt;\0\1\0\0\0\260\34\2\0\0\0\0\0"..., 832) = 832</text:p>
      <text:p text:style-name="P14">fstat(3, {st_mode=S_IFREG|0755, st_size=2030544, ...}) = 0</text:p>
      <text:p text:style-name="P14">mmap(NULL, 4131552, PROT_READ|PROT_EXEC, MAP_PRIVATE|MAP_DENYWRITE, 3, 0) = 0x7fa86e87c000</text:p>
      <text:p text:style-name="P14">mprotect(0x7fa86ea63000, 2097152, PROT_NONE) = 0</text:p>
      <text:p text:style-name="P14">mmap(0x7fa86ec63000, 24576, PROT_READ|PROT_WRITE, MAP_PRIVATE|MAP_FIXED|MAP_DENYWRITE, 3, 0x1e7000) = 0x7fa86ec63000</text:p>
      <text:p text:style-name="P14">mmap(0x7fa86ec69000, 15072, PROT_READ|PROT_WRITE, MAP_PRIVATE|MAP_FIXED|MAP_ANONYMOUS, -1, 0) = 0x7fa86ec69000</text:p>
      <text:p text:style-name="P14">close(3) <text:s text:c="31"/>= 0</text:p>
      <text:p text:style-name="P14">mmap(NULL, 12288, PROT_READ|PROT_WRITE, MAP_PRIVATE|MAP_ANONYMOUS, -1, 0) = 0x7fa86f08f000</text:p>
      <text:p text:style-name="P14">arch_prctl(ARCH_SET_FS, 0x7fa86f08f740) = 0</text:p>
      <text:p text:style-name="P14">mprotect(0x7fa86ec63000, 16384, PROT_READ) = 0</text:p>
      <text:p text:style-name="P14">mprotect(0x7fa86ee86000, 4096, PROT_READ) = 0</text:p>
      <text:p text:style-name="P14">mprotect(0x5555c7ce5000, 4096, PROT_READ) = 0</text:p>
      <text:p text:style-name="P14">mprotect(0x7fa86f0b3000, 4096, PROT_READ) = 0</text:p>
      <text:p text:style-name="P14">munmap(0x7fa86f094000, 126345) <text:s text:c="9"/>= 0</text:p>
      <text:p text:style-name="P14">set_tid_address(0x7fa86f08fa10) <text:s text:c="8"/>= 8280</text:p>
      <text:p text:style-name="P14">set_robust_list(0x7fa86f08fa20, 24) <text:s text:c="4"/>= 0</text:p>
      <text:p text:style-name="P14">rt_sigaction(SIGRTMIN, {sa_handler=0x7fa86ec72cb0, sa_mask=[], sa_flags=SA_RESTORER|SA_SIGINFO, sa_restorer=0x7fa86ec7f890}, NULL, 8) = 0</text:p>
      <text:p text:style-name="P14">rt_sigaction(SIGRT_1, {sa_handler=0x7fa86ec72d50, sa_mask=[], sa_flags=SA_RESTORER|SA_RESTART|SA_SIGINFO, sa_restorer=0x7fa86ec7f890}, NULL, 8) = 0</text:p>
      <text:p text:style-name="P14">rt_sigprocmask(SIG_UNBLOCK, [RTMIN RT_1], NULL, 8) = 0</text:p>
      <text:p text:style-name="P14">prlimit64(0, RLIMIT_STACK, NULL, {rlim_cur=8192*1024, rlim_max=RLIM64_INFINITY}) = 0</text:p>
      <text:p text:style-name="P14">fstat(1, {st_mode=S_IFCHR|0620, st_rdev=makedev(136, 0), ...}) = 0</text:p>
      <text:p text:style-name="P14">brk(NULL) <text:s text:c="30"/>= 0x5555c996f000</text:p>
      <text:p text:style-name="P14">brk(0x5555c9990000) <text:s text:c="20"/>= 0x5555c9990000</text:p>
      <text:p text:style-name="P14">write(1, "Enter summary points of player 1"..., 102Enter summary points of player 1 and 2, how many rounds will be in the game and what round it is now:</text:p>
      <text:p text:style-name="P14">) = 102</text:p>
      <text:p text:style-name="P14">fstat(0, {st_mode=S_IFCHR|0620, st_rdev=makedev(136, 0), ...}) = 0</text:p>
      <text:p text:style-name="P14">read(0, 0 0 1 1</text:p>
      <text:p text:style-name="P14">"0 0 1 1\n", 1024) <text:s text:c="13"/>= 8</text:p>
      <text:p text:style-name="P14">write(1, "Oh, yes, number of tests please:"..., 33Oh, yes, number of tests please: ) = 33</text:p>
      <text:p text:style-name="P14">read(0, 3</text:p>
      <text:p text:style-name="P14">"3\n", 1024) <text:s text:c="19"/>= 2</text:p>
      <text:p text:style-name="P14">mmap(NULL, 8392704, PROT_NONE, MAP_PRIVATE|MAP_ANONYMOUS|MAP_STACK, -1, 0) = 0x7fa86e07b000</text:p>
      <text:p text:style-name="P14">mprotect(0x7fa86e07c000, 8388608, PROT_READ|PROT_WRITE) = 0</text:p>
      <text:p text:style-name="P15">clone(child_stack=0x7fa86e87afb0, flags=CLONE_VM|CLONE_FS|CLONE_FILES|CLONE_SIGHAND|CLONE_THREAD|CLONE_SYSVSEM|CLONE_SETTLS|<text:soft-page-break/>CLONE_PARENT_SETTID|CLONE_CHILD_CLEARTID, parent_tidptr=0x7fa86e87b9d0, tls=0x7fa86e87b700, child_tidptr=0x7fa86e87b9d0) = 8282</text:p>
      <text:p text:style-name="P15">strace: Process 8282 attached</text:p>
      <text:p text:style-name="P14">[pid <text:s/>8280] write(1, "start waiting for thread signal\n", 32start waiting for thread signal</text:p>
      <text:p text:style-name="P14"><text:s/>&lt;unfinished ...&gt;</text:p>
      <text:p text:style-name="P14">[pid <text:s/>8282] set_robust_list(0x7fa86e87b9e0, 24 &lt;unfinished ...&gt;</text:p>
      <text:p text:style-name="P14">[pid <text:s/>8280] &lt;... write resumed&gt; ) <text:s text:c="6"/>= 32</text:p>
      <text:p text:style-name="P14">[pid <text:s/>8282] &lt;... set_robust_list resumed&gt; ) = 0</text:p>
      <text:p text:style-name="P14">[pid <text:s/>8280] futex(0x5555c7ce60a8, FUTEX_WAIT_PRIVATE, 0, NULL &lt;unfinished ...&gt;</text:p>
      <text:p text:style-name="P14">[pid <text:s/>8282] write(1, "thread start\n", 13thread start</text:p>
      <text:p text:style-name="P14">) = 13</text:p>
      <text:p text:style-name="P14">[pid <text:s/>8282] futex(0x5555c7ce60a8, FUTEX_WAKE_PRIVATE, 1 &lt;unfinished ...&gt;</text:p>
      <text:p text:style-name="P14">[pid <text:s/>8280] &lt;... futex resumed&gt; ) <text:s text:c="6"/>= 0</text:p>
      <text:p text:style-name="P14">[pid <text:s/>8282] &lt;... futex resumed&gt; ) <text:s text:c="6"/>= 1</text:p>
      <text:p text:style-name="P14">[pid <text:s/>8280] write(1, "stop waiting\n", 13stop waiting</text:p>
      <text:p text:style-name="P14"><text:s/>&lt;unfinished ...&gt;</text:p>
      <text:p text:style-name="P14">[pid <text:s/>8282] futex(0x7fa86ec698c0, FUTEX_WAIT_PRIVATE, 2, NULL &lt;unfinished ...&gt;</text:p>
      <text:p text:style-name="P14">[pid <text:s/>8280] &lt;... write resumed&gt; ) <text:s text:c="6"/>= 13</text:p>
      <text:p text:style-name="P14">[pid <text:s/>8280] futex(0x7fa86ec698c0, FUTEX_WAKE_PRIVATE, 1) = 1</text:p>
      <text:p text:style-name="P14">[pid <text:s/>8282] &lt;... futex resumed&gt; ) <text:s text:c="6"/>= 0</text:p>
      <text:p text:style-name="P14">[pid <text:s/>8280] futex(0x5555c7ce60c0, FUTEX_WAKE_PRIVATE, 1 &lt;unfinished ...&gt;</text:p>
      <text:p text:style-name="P14">[pid <text:s/>8282] write(1, "thread end\n", 11thread end</text:p>
      <text:p text:style-name="P14"><text:s/>&lt;unfinished ...&gt;</text:p>
      <text:p text:style-name="P14">[pid <text:s/>8280] &lt;... futex resumed&gt; ) <text:s text:c="6"/>= 0</text:p>
      <text:p text:style-name="P14">[pid <text:s/>8282] &lt;... write resumed&gt; ) <text:s text:c="6"/>= 11</text:p>
      <text:p text:style-name="P14">[pid <text:s/>8280] mmap(NULL, 8392704, PROT_NONE, MAP_PRIVATE|MAP_ANONYMOUS|MAP_STACK, -1, 0 &lt;unfinished ...&gt;</text:p>
      <text:p text:style-name="P14">[pid <text:s/>8282] futex(0x7fa86ec698c0, FUTEX_WAKE_PRIVATE, 1 &lt;unfinished ...&gt;</text:p>
      <text:p text:style-name="P14">[pid <text:s/>8280] &lt;... mmap resumed&gt; ) <text:s text:c="7"/>= 0x7fa86d87a000</text:p>
      <text:p text:style-name="P14">[pid <text:s/>8282] &lt;... futex resumed&gt; ) <text:s text:c="6"/>= 0</text:p>
      <text:p text:style-name="P14">[pid <text:s/>8280] mprotect(0x7fa86d87b000, 8388608, PROT_READ|PROT_WRITE &lt;unfinished ...&gt;</text:p>
      <text:p text:style-name="P14">[pid <text:s/>8282] madvise(0x7fa86e07b000, 8368128, MADV_DONTNEED &lt;unfinished ...&gt;</text:p>
      <text:p text:style-name="P14">[pid <text:s/>8280] &lt;... mprotect resumed&gt; ) <text:s text:c="3"/>= 0</text:p>
      <text:p text:style-name="P14">[pid <text:s/>8282] &lt;... madvise resumed&gt; ) <text:s text:c="4"/>= 0</text:p>
      <text:p text:style-name="P14">[pid <text:s/>8280] clone( &lt;unfinished ...&gt;</text:p>
      <text:p text:style-name="P14">[pid <text:s/>8282] exit(0strace: Process 8283 attached</text:p>
      <text:p text:style-name="P14"><text:s/>&lt;unfinished ...&gt;</text:p>
      <text:p text:style-name="P15">[pid <text:s/>8280] &lt;... clone resumed&gt; child_stack=0x7fa86e079fb0, flags=CLONE_VM|CLONE_FS|CLONE_FILES|CLONE_SIGHAND|CLONE_THREAD|CLONE_SYSVSEM|CLONE_SETTLS|CLONE_PARENT_SETTID|CLONE_CHILD_CLEARTID, parent_tidptr=0x7fa86e07a9d0, tls=0x7fa86e07a700, child_tidptr=0x7fa86e07a9d0) = 8283</text:p>
      <text:p text:style-name="P14">[pid <text:s/>8282] &lt;... exit resumed&gt;) <text:s text:c="8"/>= ?</text:p>
      <text:p text:style-name="P14">[pid <text:s/>8280] write(1, "start waiting for thread signal\n", 32start waiting for thread signal</text:p>
      <text:p text:style-name="P14"><text:s/>&lt;unfinished ...&gt;</text:p>
      <text:p text:style-name="P14">[pid <text:s/>8282] +++ exited with 0 +++</text:p>
      <text:p text:style-name="P14">[pid <text:s/>8280] &lt;... write resumed&gt; ) <text:s text:c="6"/>= 32</text:p>
      <text:p text:style-name="P14">[pid <text:s/>8280] futex(0x5555c7ce60ac, FUTEX_WAIT_PRIVATE, 0, NULL &lt;unfinished ...&gt;</text:p>
      <text:p text:style-name="P14">[pid <text:s/>8283] set_robust_list(0x7fa86e07a9e0, 24) = 0</text:p>
      <text:p text:style-name="P14">[pid <text:s/>8283] write(1, "thread start\n", 13thread start</text:p>
      <text:p text:style-name="P14">) = 13</text:p>
      <text:p text:style-name="P14">[pid <text:s/>8283] futex(0x5555c7ce60ac, FUTEX_WAKE_PRIVATE, 1 &lt;unfinished ...&gt;</text:p>
      <text:p text:style-name="P14">[pid <text:s/>8280] &lt;... futex resumed&gt; ) <text:s text:c="6"/>= 0</text:p>
      <text:p text:style-name="P14"><text:soft-page-break/>[pid <text:s/>8283] &lt;... futex resumed&gt; ) <text:s text:c="6"/>= 1</text:p>
      <text:p text:style-name="P14">[pid <text:s/>8280] futex(0x7fa86ec698c0, FUTEX_WAIT_PRIVATE, 2, NULL &lt;unfinished ...&gt;</text:p>
      <text:p text:style-name="P14">[pid <text:s/>8283] write(1, "thread end\n", 11thread end</text:p>
      <text:p text:style-name="P14">) = 11</text:p>
      <text:p text:style-name="P14">[pid <text:s/>8283] futex(0x7fa86ec698c0, FUTEX_WAKE_PRIVATE, 1 &lt;unfinished ...&gt;</text:p>
      <text:p text:style-name="P14">[pid <text:s/>8280] &lt;... futex resumed&gt; ) <text:s text:c="6"/>= 0</text:p>
      <text:p text:style-name="P14">[pid <text:s/>8283] &lt;... futex resumed&gt; ) <text:s text:c="6"/>= 1</text:p>
      <text:p text:style-name="P14">[pid <text:s/>8280] write(1, "stop waiting\n", 13 &lt;unfinished ...&gt;</text:p>
      <text:p text:style-name="P14">[pid <text:s/>8283] madvise(0x7fa86d87a000, 8368128, MADV_DONTNEEDstop waiting</text:p>
      <text:p text:style-name="P14"><text:s/>&lt;unfinished ...&gt;</text:p>
      <text:p text:style-name="P14">[pid <text:s/>8280] &lt;... write resumed&gt; ) <text:s text:c="6"/>= 13</text:p>
      <text:p text:style-name="P14">[pid <text:s/>8283] &lt;... madvise resumed&gt; ) <text:s text:c="4"/>= 0</text:p>
      <text:p text:style-name="P14">[pid <text:s/>8280] futex(0x7fa86ec698c0, FUTEX_WAKE_PRIVATE, 1 &lt;unfinished ...&gt;</text:p>
      <text:p text:style-name="P14">[pid <text:s/>8283] exit(0 &lt;unfinished ...&gt;</text:p>
      <text:p text:style-name="P14">[pid <text:s/>8280] &lt;... futex resumed&gt; ) <text:s text:c="6"/>= 0</text:p>
      <text:p text:style-name="P14">[pid <text:s/>8283] &lt;... exit resumed&gt;) <text:s text:c="8"/>= ?</text:p>
      <text:p text:style-name="P14">[pid <text:s/>8280] futex(0x5555c7ce60c0, FUTEX_WAKE_PRIVATE, 1 &lt;unfinished ...&gt;</text:p>
      <text:p text:style-name="P14">[pid <text:s/>8283] +++ exited with 0 +++</text:p>
      <text:p text:style-name="P14">&lt;... futex resumed&gt; ) <text:s text:c="18"/>= 0</text:p>
      <text:p text:style-name="P14">mmap(NULL, 8392704, PROT_NONE, MAP_PRIVATE|MAP_ANONYMOUS|MAP_STACK, -1, 0) = 0x7fa86d079000</text:p>
      <text:p text:style-name="P14">mprotect(0x7fa86d07a000, 8388608, PROT_READ|PROT_WRITE) = 0</text:p>
      <text:p text:style-name="P15">clone(child_stack=0x7fa86d878fb0, flags=CLONE_VM|CLONE_FS|CLONE_FILES|CLONE_SIGHAND|CLONE_THREAD|CLONE_SYSVSEM|CLONE_SETTLS|CLONE_PARENT_SETTID|CLONE_CHILD_CLEARTID, parent_tidptr=0x7fa86d8799d0, tls=0x7fa86d879700, child_tidptr=0x7fa86d8799d0) = 8284</text:p>
      <text:p text:style-name="P14">write(1, "start waiting for thread signal\n", 32start waiting for thread signal</text:p>
      <text:p text:style-name="P14">) = 32</text:p>
      <text:p text:style-name="P14">futex(0x5555c7ce60a8, FUTEX_WAIT_PRIVATE, 0, NULLstrace: Process 8284 attached</text:p>
      <text:p text:style-name="P14"><text:s/>&lt;unfinished ...&gt;</text:p>
      <text:p text:style-name="P14">[pid <text:s/>8284] set_robust_list(0x7fa86d8799e0, 24) = 0</text:p>
      <text:p text:style-name="P14">[pid <text:s/>8284] write(1, "thread start\n", 13thread start</text:p>
      <text:p text:style-name="P14">) = 13</text:p>
      <text:p text:style-name="P14">[pid <text:s/>8284] futex(0x5555c7ce60a8, FUTEX_WAKE_PRIVATE, 1) = 1</text:p>
      <text:p text:style-name="P14">[pid <text:s/>8280] &lt;... futex resumed&gt; ) <text:s text:c="6"/>= 0</text:p>
      <text:p text:style-name="P14">[pid <text:s/>8280] write(1, "stop waiting\n", 13stop waiting</text:p>
      <text:p text:style-name="P14">) = 13</text:p>
      <text:p text:style-name="P14">[pid <text:s/>8280] futex(0x5555c7ce60c0, FUTEX_WAKE_PRIVATE, 1) = 0</text:p>
      <text:p text:style-name="P14">[pid <text:s/>8280] futex(0x7fa86d8799d0, FUTEX_WAIT, 8284, NULL &lt;unfinished ...&gt;</text:p>
      <text:p text:style-name="P14">[pid <text:s/>8284] write(1, "thread end\n", 11thread end</text:p>
      <text:p text:style-name="P14">) = 11</text:p>
      <text:p text:style-name="P14">[pid <text:s/>8284] madvise(0x7fa86d079000, 8368128, MADV_DONTNEED) = 0</text:p>
      <text:p text:style-name="P14">[pid <text:s/>8284] exit(0) <text:s text:c="20"/>= ?</text:p>
      <text:p text:style-name="P14">[pid <text:s/>8280] &lt;... futex resumed&gt; ) <text:s text:c="6"/>= 0</text:p>
      <text:p text:style-name="P14">[pid <text:s/>8280] write(1, "Probabilities:\n", 15Probabilities:</text:p>
      <text:p text:style-name="P14">) = 15</text:p>
      <text:p text:style-name="P14">[pid <text:s/>8280] write(1, "\tfirst person wins - 0.333, seco"..., 43 first person wins - 0.333, second - 0.667</text:p>
      <text:p text:style-name="P14">) = 43</text:p>
      <text:p text:style-name="P14">[pid <text:s/>8280] write(1, "\tDraw - 0.000\n", 14 <text:s text:c="4"/>Draw - 0.000</text:p>
      <text:p text:style-name="P14">) = 14</text:p>
      <text:p text:style-name="P14">[pid <text:s/>8280] write(1, " Based on 3 tests.\n", 19 Based on 3 tests.</text:p>
      <text:p text:style-name="P14">) = 19</text:p>
      <text:p text:style-name="P14"><text:soft-page-break/>[pid <text:s/>8284] +++ exited with 0 +++</text:p>
      <text:p text:style-name="P14">lseek(0, -1, SEEK_CUR) <text:s text:c="17"/>= -1 ESPIPE (Illegal seek)</text:p>
      <text:p text:style-name="P14">exit_group(0) <text:s text:c="26"/>= ?</text:p>
      <text:p text:style-name="P14">+++ exited with 0 +++</text:p>
      <text:p text:style-name="P14">masha@masha-VirtualBox:~/Documents/Github_repositories/OS_labs/lab3/src/build$ </text:p>
      <text:p text:style-name="P13"><text:tab/></text:p>
      <text:p text:style-name="P11"/>
      <text:p text:style-name="P11">2.3. lab 4</text:p>
      <text:p text:style-name="P11"/>
      <text:p text:style-name="P14">masha@masha-VirtualBox:~/Documents/Github_repositories/OS_labs/lab4/src/build$ strace -f -e trace=mmap,clone ./OS_lab4</text:p>
      <text:p text:style-name="P14">mmap(NULL, 126176, PROT_READ, MAP_PRIVATE, 3, 0) = 0x7fecaaed9000</text:p>
      <text:p text:style-name="P14">mmap(NULL, 8192, PROT_READ|PROT_WRITE, MAP_PRIVATE|MAP_ANONYMOUS, -1, 0) = 0x7fecaaed7000</text:p>
      <text:p text:style-name="P14">mmap(NULL, 2221184, PROT_READ|PROT_EXEC, MAP_PRIVATE|MAP_DENYWRITE, 3, 0) = 0x7fecaaab2000</text:p>
      <text:p text:style-name="P14">mmap(0x7fecaaccb000, 8192, PROT_READ|PROT_WRITE, MAP_PRIVATE|MAP_FIXED|MAP_DENYWRITE, 3, 0x19000) = 0x7fecaaccb000</text:p>
      <text:p text:style-name="P14">mmap(0x7fecaaccd000, 13440, PROT_READ|PROT_WRITE, MAP_PRIVATE|MAP_FIXED|MAP_ANONYMOUS, -1, 0) = 0x7fecaaccd000</text:p>
      <text:p text:style-name="P14">mmap(NULL, 4131552, PROT_READ|PROT_EXEC, MAP_PRIVATE|MAP_DENYWRITE, 3, 0) = 0x7fecaa6c1000</text:p>
      <text:p text:style-name="P14">mmap(0x7fecaaaa8000, 24576, PROT_READ|PROT_WRITE, MAP_PRIVATE|MAP_FIXED|MAP_DENYWRITE, 3, 0x1e7000) = 0x7fecaaaa8000</text:p>
      <text:p text:style-name="P14">mmap(0x7fecaaaae000, 15072, PROT_READ|PROT_WRITE, MAP_PRIVATE|MAP_FIXED|MAP_ANONYMOUS, -1, 0) = 0x7fecaaaae000</text:p>
      <text:p text:style-name="P14">mmap(NULL, 12288, PROT_READ|PROT_WRITE, MAP_PRIVATE|MAP_ANONYMOUS, -1, 0) = 0x7fecaaed4000</text:p>
      <text:p text:style-name="P14">pwd</text:p>
      <text:p text:style-name="P15">clone(strace: Process 9198 attached</text:p>
      <text:p text:style-name="P15">child_stack=NULL, flags=CLONE_CHILD_CLEARTID|CLONE_CHILD_SETTID|SIGCHLD, child_tidptr=0x7fecaaed4a10) = 9198</text:p>
      <text:p text:style-name="P14">trying to enter parent...</text:p>
      <text:p text:style-name="P14">now in child</text:p>
      <text:p text:style-name="P14">[pid <text:s/>9198] mmap(NULL, 126176, PROT_READ, MAP_PRIVATE, 4, 0) = 0x7f2e6772e000</text:p>
      <text:p text:style-name="P14">[pid <text:s/>9198] mmap(NULL, 8192, PROT_READ|PROT_WRITE, MAP_PRIVATE|MAP_ANONYMOUS, -1, 0) = 0x7f2e6772c000</text:p>
      <text:p text:style-name="P14">[pid <text:s/>9198] mmap(NULL, 4131552, PROT_READ|PROT_EXEC, MAP_PRIVATE|MAP_DENYWRITE, 4, 0) = 0x7f2e67135000</text:p>
      <text:p text:style-name="P14">[pid <text:s/>9198] mmap(0x7f2e6751c000, 24576, PROT_READ|PROT_WRITE, MAP_PRIVATE|MAP_FIXED|MAP_DENYWRITE, 4, 0x1e7000) = 0x7f2e6751c000</text:p>
      <text:p text:style-name="P14">[pid <text:s/>9198] mmap(0x7f2e67522000, 15072, PROT_READ|PROT_WRITE, MAP_PRIVATE|MAP_FIXED|MAP_ANONYMOUS, -1, 0) = 0x7f2e67522000</text:p>
      <text:p text:style-name="P14">[pid <text:s/>9198] mmap(NULL, 10281936, PROT_READ, MAP_PRIVATE, 4, 0) = 0x7f2e66766000</text:p>
      <text:p text:style-name="P14">[pid <text:s/>9198] +++ exited with 0 +++</text:p>
      <text:p text:style-name="P14">--- SIGCHLD {si_signo=SIGCHLD, si_code=CLD_EXITED, si_pid=9198, si_uid=1000, si_status=0, si_utime=0, si_stime=0} ---</text:p>
      <text:p text:style-name="P14">now in parent</text:p>
      <text:p text:style-name="P15">mmap(NULL, 64, PROT_READ|PROT_WRITE, MAP_SHARED, 3, 0) = 0x7fecaaef7000</text:p>
      <text:p text:style-name="P14">/HOME/ANRI/DOCUMENTS/GITHUB_REPOSITORIES/OS_LABS/LAB4/SRC/BUILD</text:p>
      <text:p text:style-name="P14">clone(strace: Process 9199 attached</text:p>
      <text:p text:style-name="P14"><text:soft-page-break/>child_stack=NULL, flags=CLONE_PARENT_SETTID|SIGCHLD, parent_tidptr=0x7ffe451f376c) = 9199</text:p>
      <text:p text:style-name="P14">[pid <text:s/>9199] mmap(NULL, 126176, PROT_READ, MAP_PRIVATE, 4, 0) = 0x7fe997d85000</text:p>
      <text:p text:style-name="P14">[pid <text:s/>9199] mmap(NULL, 8192, PROT_READ|PROT_WRITE, MAP_PRIVATE|MAP_ANONYMOUS, -1, 0) = 0x7fe997d83000</text:p>
      <text:p text:style-name="P14">[pid <text:s/>9199] mmap(NULL, 4131552, PROT_READ|PROT_EXEC, MAP_PRIVATE|MAP_DENYWRITE, 4, 0) = 0x7fe99778c000</text:p>
      <text:p text:style-name="P14">[pid <text:s/>9199] mmap(0x7fe997b73000, 24576, PROT_READ|PROT_WRITE, MAP_PRIVATE|MAP_FIXED|MAP_DENYWRITE, 4, 0x1e7000) = 0x7fe997b73000</text:p>
      <text:p text:style-name="P14">[pid <text:s/>9199] mmap(0x7fe997b79000, 15072, PROT_READ|PROT_WRITE, MAP_PRIVATE|MAP_FIXED|MAP_ANONYMOUS, -1, 0) = 0x7fe997b79000</text:p>
      <text:p text:style-name="P14">[pid <text:s/>9199] clone(child_stack=NULL, flags=CLONE_CHILD_CLEARTID|CLONE_CHILD_SETTID|SIGCHLD, child_tidptr=0x7fe997d84810) = 9200</text:p>
      <text:p text:style-name="P14">strace: Process 9200 attached</text:p>
      <text:p text:style-name="P14">[pid <text:s/>9200] mmap(NULL, 126176, PROT_READ, MAP_PRIVATE, 4, 0) = 0x7f8db61cc000</text:p>
      <text:p text:style-name="P14">[pid <text:s/>9200] mmap(NULL, 8192, PROT_READ|PROT_WRITE, MAP_PRIVATE|MAP_ANONYMOUS, -1, 0) = 0x7f8db61ca000</text:p>
      <text:p text:style-name="P14">[pid <text:s/>9200] mmap(NULL, 4131552, PROT_READ|PROT_EXEC, MAP_PRIVATE|MAP_DENYWRITE, 4, 0) = 0x7f8db5bd3000</text:p>
      <text:p text:style-name="P14">[pid <text:s/>9200] mmap(0x7f8db5fba000, 24576, PROT_READ|PROT_WRITE, MAP_PRIVATE|MAP_FIXED|MAP_DENYWRITE, 4, 0x1e7000) = 0x7f8db5fba000</text:p>
      <text:p text:style-name="P14">[pid <text:s/>9200] mmap(0x7f8db5fc0000, 15072, PROT_READ|PROT_WRITE, MAP_PRIVATE|MAP_FIXED|MAP_ANONYMOUS, -1, 0) = 0x7f8db5fc0000</text:p>
      <text:p text:style-name="P14">[pid <text:s/>9200] mmap(NULL, 10281936, PROT_READ, MAP_PRIVATE, 4, 0) = 0x7f8db5204000</text:p>
      <text:p text:style-name="P14">[pid <text:s/>9200] +++ exited with 0 +++</text:p>
      <text:p text:style-name="P14">[pid <text:s/>9199] --- SIGCHLD {si_signo=SIGCHLD, si_code=CLD_EXITED, si_pid=9200, si_uid=1000, si_status=0, si_utime=0, si_stime=0} ---</text:p>
      <text:p text:style-name="P14">[pid <text:s/>9199] +++ exited with 0 +++</text:p>
      <text:p text:style-name="P14">--- SIGCHLD {si_signo=SIGCHLD, si_code=CLD_EXITED, si_pid=9199, si_uid=1000, si_status=0, si_utime=0, si_stime=0} ---</text:p>
      <text:p text:style-name="P14">+++ exited with 0 +++</text:p>
      <text:p text:style-name="P14">masha@masha-VirtualBox:~/Documents/Github_repositories/OS_labs/lab4/src/build$ </text:p>
      <text:p text:style-name="P13"><text:tab/></text:p>
      <text:p text:style-name="P11"/>
      <text:p text:style-name="P11">2.4. lab 5</text:p>
      <text:p text:style-name="P11"/>
      <text:p text:style-name="P14">masha@masha-VirtualBox:~/Documents/Github_repositories/OS_labs/lab5/src$ strace ./runtime</text:p>
      <text:p text:style-name="P14">execve("./runtime", ["./runtime"], 0x7ffc5ba70b50 /* 64 vars */) = 0</text:p>
      <text:p text:style-name="P14">brk(NULL) <text:s text:c="30"/>= 0x55f850fc8000</text:p>
      <text:p text:style-name="P14">access("/etc/ld.so.nohwcap", F_OK) <text:s text:c="5"/>= -1 ENOENT (No such file or directory)</text:p>
      <text:p text:style-name="P14">access("/etc/ld.so.preload", R_OK) <text:s text:c="5"/>= -1 ENOENT (No such file or directory)</text:p>
      <text:p text:style-name="P14">openat(AT_FDCWD, "/etc/ld.so.cache", O_RDONLY|O_CLOEXEC) = 3</text:p>
      <text:p text:style-name="P14">fstat(3, {st_mode=S_IFREG|0644, st_size=126345, ...}) = 0</text:p>
      <text:p text:style-name="P14">mmap(NULL, 126345, PROT_READ, MAP_PRIVATE, 3, 0) = 0x7efefec85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dl.so.2", O_RDONLY|O_CLOEXEC) = 3</text:p>
      <text:p text:style-name="P14">read(3, "\177ELF\2\1\1\0\0\0\0\0\0\0\0\0\3\0&gt;\0\1\0\0\0P\16\0\0\0\0\0\0"..., 832) = 832</text:p>
      <text:p text:style-name="P14">fstat(3, {st_mode=S_IFREG|0644, st_size=14560, ...}) = 0</text:p>
      <text:p text:style-name="P14">mmap(NULL, 8192, PROT_READ|PROT_WRITE, MAP_PRIVATE|MAP_ANONYMOUS, -1, 0) = 0x7efefec83000</text:p>
      <text:p text:style-name="P14"><text:soft-page-break/>mmap(NULL, 2109712, PROT_READ|PROT_EXEC, MAP_PRIVATE|MAP_DENYWRITE, 3, 0) = 0x7efefe879000</text:p>
      <text:p text:style-name="P14">mprotect(0x7efefe87c000, 2093056, PROT_NONE) = 0</text:p>
      <text:p text:style-name="P14">mmap(0x7efefea7b000, 8192, PROT_READ|PROT_WRITE, MAP_PRIVATE|MAP_FIXED|MAP_DENYWRITE, 3, 0x2000) = 0x7efefea7b000</text:p>
      <text:p text:style-name="P14">close(3) <text:s text:c="31"/>= 0</text:p>
      <text:p text:style-name="P14">access("/etc/ld.so.nohwcap", F_OK) <text:s text:c="5"/>= -1 ENOENT (No such file or directory)</text:p>
      <text:p text:style-name="P14">openat(AT_FDCWD, "/lib/x86_64-linux-gnu/libc.so.6", O_RDONLY|O_CLOEXEC) = 3</text:p>
      <text:p text:style-name="P14">read(3, "\177ELF\2\1\1\3\0\0\0\0\0\0\0\0\3\0&gt;\0\1\0\0\0\260\34\2\0\0\0\0\0"..., 832) = 832</text:p>
      <text:p text:style-name="P14">fstat(3, {st_mode=S_IFREG|0755, st_size=2030544, ...}) = 0</text:p>
      <text:p text:style-name="P14">mmap(NULL, 4131552, PROT_READ|PROT_EXEC, MAP_PRIVATE|MAP_DENYWRITE, 3, 0) = 0x7efefe488000</text:p>
      <text:p text:style-name="P14">mprotect(0x7efefe66f000, 2097152, PROT_NONE) = 0</text:p>
      <text:p text:style-name="P14">mmap(0x7efefe86f000, 24576, PROT_READ|PROT_WRITE, MAP_PRIVATE|MAP_FIXED|MAP_DENYWRITE, 3, 0x1e7000) = 0x7efefe86f000</text:p>
      <text:p text:style-name="P14">mmap(0x7efefe875000, 15072, PROT_READ|PROT_WRITE, MAP_PRIVATE|MAP_FIXED|MAP_ANONYMOUS, -1, 0) = 0x7efefe875000</text:p>
      <text:p text:style-name="P14">close(3) <text:s text:c="31"/>= 0</text:p>
      <text:p text:style-name="P14">mmap(NULL, 12288, PROT_READ|PROT_WRITE, MAP_PRIVATE|MAP_ANONYMOUS, -1, 0) = 0x7efefec80000</text:p>
      <text:p text:style-name="P14">arch_prctl(ARCH_SET_FS, 0x7efefec80740) = 0</text:p>
      <text:p text:style-name="P14">mprotect(0x7efefe86f000, 16384, PROT_READ) = 0</text:p>
      <text:p text:style-name="P14">mprotect(0x7efefea7b000, 4096, PROT_READ) = 0</text:p>
      <text:p text:style-name="P14">mprotect(0x55f850db7000, 4096, PROT_READ) = 0</text:p>
      <text:p text:style-name="P14">mprotect(0x7efefeca4000, 4096, PROT_READ) = 0</text:p>
      <text:p text:style-name="P14">munmap(0x7efefec85000, 126345) <text:s text:c="9"/>= 0</text:p>
      <text:p text:style-name="P14">brk(NULL) <text:s text:c="30"/>= 0x55f850fc8000</text:p>
      <text:p text:style-name="P14">brk(0x55f850fe9000) <text:s text:c="20"/>= 0x55f850fe9000</text:p>
      <text:p text:style-name="P15">openat(AT_FDCWD, "./f_deque.so", O_RDONLY|O_CLOEXEC) = 3</text:p>
      <text:p text:style-name="P14">read(3, "\177ELF\2\1\1\0\0\0\0\0\0\0\0\0\3\0&gt;\0\1\0\0\0\20\10\0\0\0\0\0\0"..., 832) = 832</text:p>
      <text:p text:style-name="P14">fstat(3, {st_mode=S_IFREG|0775, st_size=12488, ...}) = 0</text:p>
      <text:p text:style-name="P14">getcwd("/home/anri/Documents/Github_repositories/OS_labs/lab5/src", 128) = 58</text:p>
      <text:p text:style-name="P14">mmap(NULL, 2105448, PROT_READ|PROT_EXEC, MAP_PRIVATE|MAP_DENYWRITE, 3, 0) = 0x7efefe285000</text:p>
      <text:p text:style-name="P14">mprotect(0x7efefe286000, 2097152, PROT_NONE) = 0</text:p>
      <text:p text:style-name="P14">mmap(0x7efefe486000, 8192, PROT_READ|PROT_WRITE, MAP_PRIVATE|MAP_FIXED|MAP_DENYWRITE, 3, 0x1000) = 0x7efefe486000</text:p>
      <text:p text:style-name="P14">close(3) <text:s text:c="31"/>= 0</text:p>
      <text:p text:style-name="P14">mprotect(0x7efefe486000, 4096, PROT_READ) = 0</text:p>
      <text:p text:style-name="P14">fstat(1, {st_mode=S_IFCHR|0620, st_rdev=makedev(136, 0), ...}) = 0</text:p>
      <text:p text:style-name="P14">write(1, "Can`t pop from back, it`s empty."..., 33Can`t pop from back, it`s empty.</text:p>
      <text:p text:style-name="P14">) = 33</text:p>
      <text:p text:style-name="P14">write(1, "Can`t pop from front, it`s empty"..., 34Can`t pop from front, it`s empty.</text:p>
      <text:p text:style-name="P14">) = 34</text:p>
      <text:p text:style-name="P14">write(1, "Can`t print, it`s empty.\n", 25Can`t print, it`s empty.</text:p>
      <text:p text:style-name="P14">) = 25</text:p>
      <text:p text:style-name="P14">write(1, "12.340000\n", 1012.340000</text:p>
      <text:p text:style-name="P14">) <text:s text:c="12"/>= 10</text:p>
      <text:p text:style-name="P14">write(1, "12.340000\n", 1012.340000</text:p>
      <text:p text:style-name="P14">) <text:s text:c="12"/>= 10</text:p>
      <text:p text:style-name="P14">write(1, "90.120000, <text:s/>12.340000, <text:s/>56.78000"..., 3490.120000, <text:s/>12.340000, <text:s/>56.780000</text:p>
      <text:p text:style-name="P14">) = 34</text:p>
      <text:p text:style-name="P14"><text:soft-page-break/>write(1, "12.340000\n", 1012.340000</text:p>
      <text:p text:style-name="P14">) <text:s text:c="12"/>= 10</text:p>
      <text:p text:style-name="P14">write(1, "Can`t print, it`s empty.\n", 25Can`t print, it`s empty.</text:p>
      <text:p text:style-name="P14">) = 25</text:p>
      <text:p text:style-name="P14">munmap(0x7efefe285000, 2105448) <text:s text:c="8"/>= 0</text:p>
      <text:p text:style-name="P14">exit_group(0) <text:s text:c="26"/>= ?</text:p>
      <text:p text:style-name="P14">+++ exited with 0 +++</text:p>
      <text:p text:style-name="P14">masha@masha-VirtualBox:~/Documents/Github_repositories/OS_labs/lab5/src$ </text:p>
      <text:p text:style-name="P12"/>
      <text:p text:style-name="P4"><text:tab/></text:p>
      <text:p text:style-name="P9"/>
      <text:p text:style-name="P9">Вывод</text:p>
      <text:p text:style-name="P3"><text:tab/><text:span text:style-name="T6">Выполняя лабораторные работы по данному курсу, я познакомилась с утилитой strace, научилась читать её вывод, понимая более-менее что там происходит, а также применять фильтры к выводу команды stra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7T12:33:50.182058280</meta:creation-date>
    <dc:date>2020-09-24T11:44:01.506946597</dc:date>
    <meta:editing-duration>PT29M41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11" meta:paragraph-count="411" meta:word-count="2418" meta:character-count="23246" meta:non-whitespace-character-count="18474"/>
  </office:meta>
</office:document-meta>
</file>